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select correct)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4031.2019.b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Agostina Pi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yt4378rdjjxnvwk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Agostina Pieri</text:p>
          </table:table-cell>
          <table:table-cell office:value-type="float" office:value="54.558388" calcext:value-type="float">
            <text:p>54.558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395.2021.b</text:p>
          </table:table-cell>
          <table:table-cell/>
          <table:table-cell office:value-type="string" calcext:value-type="string">
            <text:p>Bolgheri Superiore Guardione</text:p>
          </table:table-cell>
          <table:table-cell office:value-type="string" calcext:value-type="string">
            <text:p>Michel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k4r4b0zw20w3bs50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rdione Bolgheri Superiore</text:p>
          </table:table-cell>
          <table:table-cell office:value-type="string" calcext:value-type="string">
            <text:p>Micheletti</text:p>
          </table:table-cell>
          <table:table-cell office:value-type="float" office:value="51.223022" calcext:value-type="float">
            <text:p>51.223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79013.2023.b</text:p>
          </table:table-cell>
          <table:table-cell/>
          <table:table-cell office:value-type="string" calcext:value-type="string">
            <text:p>Vernaccia di San Gimignano Lunario</text:p>
          </table:table-cell>
          <table:table-cell office:value-type="string" calcext:value-type="string">
            <text:p>Tol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65" calcext:value-type="float">
            <text:p>86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g2aydd3xcgwzjv2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nario Vernaccia di San Gimignano</text:p>
          </table:table-cell>
          <table:table-cell office:value-type="string" calcext:value-type="string">
            <text:p>Tollena</text:p>
          </table:table-cell>
          <table:table-cell office:value-type="float" office:value="57.193893" calcext:value-type="float">
            <text:p>57.1938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3695.2019.b</text:p>
          </table:table-cell>
          <table:table-cell/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50.23682" calcext:value-type="float">
            <text:p>50.23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414.2022.b</text:p>
          </table:table-cell>
          <table:table-cell/>
          <table:table-cell office:value-type="string" calcext:value-type="string">
            <text:p>Riné Blanc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pm90nznnqsrj12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nè Blanc</text:p>
          </table:table-cell>
          <table:table-cell office:value-type="string" calcext:value-type="string">
            <text:p>Simon di Brazzan</text:p>
          </table:table-cell>
          <table:table-cell office:value-type="float" office:value="48.670895" calcext:value-type="float">
            <text:p>48.6708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241.2022.b</text:p>
          </table:table-cell>
          <table:table-cell/>
          <table:table-cell office:value-type="string" calcext:value-type="string">
            <text:p>Rosso di Montalcino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s8fgvsbw2vjzvg9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San Polo</text:p>
          </table:table-cell>
          <table:table-cell office:value-type="float" office:value="41.5447" calcext:value-type="float">
            <text:p>41.54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9606.2020.b</text:p>
          </table:table-cell>
          <table:table-cell/>
          <table:table-cell office:value-type="string" calcext:value-type="string">
            <text:p>Bozner Leiten</text:p>
          </table:table-cell>
          <table:table-cell office:value-type="string" calcext:value-type="string">
            <text:p>Putz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8dawq2yxn253kjxh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zner Leiten</text:p>
          </table:table-cell>
          <table:table-cell office:value-type="string" calcext:value-type="string">
            <text:p>Putzenhof</text:p>
          </table:table-cell>
          <table:table-cell office:value-type="float" office:value="51.263817" calcext:value-type="float">
            <text:p>51.2638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48.2023.b</text:p>
          </table:table-cell>
          <table:table-cell/>
          <table:table-cell office:value-type="string" calcext:value-type="string">
            <text:p>Vermentino Solosole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m02p84bz251s0b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 Solosole</text:p>
          </table:table-cell>
          <table:table-cell office:value-type="string" calcext:value-type="string">
            <text:p>Poggio Al Tesoro</text:p>
          </table:table-cell>
          <table:table-cell office:value-type="float" office:value="55.202526" calcext:value-type="float">
            <text:p>55.2025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40430.2020.b</text:p>
          </table:table-cell>
          <table:table-cell/>
          <table:table-cell office:value-type="string" calcext:value-type="string">
            <text:p>Chianti Classico Gran Selezione Casasilia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asilia Chianti Classico Gran Selezione</text:p>
          </table:table-cell>
          <table:table-cell office:value-type="string" calcext:value-type="string">
            <text:p>Poggio Al Sole</text:p>
          </table:table-cell>
          <table:table-cell office:value-type="float" office:value="57.140976" calcext:value-type="float">
            <text:p>57.140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2710.2019.b</text:p>
          </table:table-cell>
          <table:table-cell/>
          <table:table-cell office:value-type="string" calcext:value-type="string">
            <text:p>Brunello di Montalcino Cielo d'Ulisse</text:p>
          </table:table-cell>
          <table:table-cell office:value-type="string" calcext:value-type="string">
            <text:p>Podere Le Ri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rsej2dts0wkfe6b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elo d'Ulisse Brunello di Montalcino</text:p>
          </table:table-cell>
          <table:table-cell office:value-type="string" calcext:value-type="string">
            <text:p>Podere le Ripi</text:p>
          </table:table-cell>
          <table:table-cell office:value-type="float" office:value="58.19631" calcext:value-type="float">
            <text:p>58.196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861.2022.b</text:p>
          </table:table-cell>
          <table:table-cell/>
          <table:table-cell office:value-type="string" calcext:value-type="string">
            <text:p>Roero Arneis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65" calcext:value-type="float">
            <text:p>8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ggwtrst20gvrddb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Palladino</text:p>
          </table:table-cell>
          <table:table-cell office:value-type="float" office:value="44.432144" calcext:value-type="float">
            <text:p>44.4321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859.2022.b</text:p>
          </table:table-cell>
          <table:table-cell/>
          <table:table-cell office:value-type="string" calcext:value-type="string">
            <text:p>Nebbiolo d'Alba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3x11ewhd3qh0j5as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Palladino</text:p>
          </table:table-cell>
          <table:table-cell office:value-type="float" office:value="43.38346" calcext:value-type="float">
            <text:p>43.383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47858.2020.b</text:p>
          </table:table-cell>
          <table:table-cell/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95" calcext:value-type="float">
            <text:p>23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xgaxxcfsxzswq3q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Palladino</text:p>
          </table:table-cell>
          <table:table-cell office:value-type="float" office:value="56.343567" calcext:value-type="float">
            <text:p>56.3435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9257.2021.b</text:p>
          </table:table-cell>
          <table:table-cell/>
          <table:table-cell office:value-type="string" calcext:value-type="string">
            <text:p>Barbera d'Alba Superiore Bricco delle Olive</text:p>
          </table:table-cell>
          <table:table-cell office:value-type="string" calcext:value-type="string">
            <text:p>Palla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95" calcext:value-type="float">
            <text:p>11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54mn23yzqbqb8ka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 Bricco Delle Olive</text:p>
          </table:table-cell>
          <table:table-cell office:value-type="string" calcext:value-type="string">
            <text:p>Palladino</text:p>
          </table:table-cell>
          <table:table-cell office:value-type="float" office:value="53.469475" calcext:value-type="float">
            <text:p>53.4694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114.2023.b</text:p>
          </table:table-cell>
          <table:table-cell/>
          <table:table-cell office:value-type="string" calcext:value-type="string">
            <text:p>Moscato d'Asti</text:p>
          </table:table-cell>
          <table:table-cell office:value-type="string" calcext:value-type="string">
            <text:p>Marco e Vittorio Adr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376t2k9aavvyna6d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Adriano Marco e Vittorio</text:p>
          </table:table-cell>
          <table:table-cell office:value-type="float" office:value="56.04519" calcext:value-type="float">
            <text:p>56.045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876.2023.b</text:p>
          </table:table-cell>
          <table:table-cell/>
          <table:table-cell office:value-type="string" calcext:value-type="string">
            <text:p>Pinot bianco Finad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803vyrqeh21gz4akn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nado Pinot Bianco</text:p>
          </table:table-cell>
          <table:table-cell office:value-type="string" calcext:value-type="string">
            <text:p>Andrian</text:p>
          </table:table-cell>
          <table:table-cell office:value-type="float" office:value="40.820316" calcext:value-type="float">
            <text:p>40.8203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1375.2021.b</text:p>
          </table:table-cell>
          <table:table-cell/>
          <table:table-cell office:value-type="string" calcext:value-type="string">
            <text:p>Canta Grillo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peypw822x85nyae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nta Grillo</text:p>
          </table:table-cell>
          <table:table-cell office:value-type="string" calcext:value-type="string">
            <text:p>La Leccia</text:p>
          </table:table-cell>
          <table:table-cell office:value-type="float" office:value="44.134525" calcext:value-type="float">
            <text:p>44.1345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6743.2023.b</text:p>
          </table:table-cell>
          <table:table-cell/>
          <table:table-cell office:value-type="string" calcext:value-type="string">
            <text:p>Vermentino</text:p>
          </table:table-cell>
          <table:table-cell office:value-type="string" calcext:value-type="string">
            <text:p>Il Pala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ga34j6xtskkgecyj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Il Palazzo</text:p>
          </table:table-cell>
          <table:table-cell office:value-type="float" office:value="35.43809" calcext:value-type="float">
            <text:p>35.438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4.2022.a</text:p>
          </table:table-cell>
          <table:table-cell/>
          <table:table-cell office:value-type="string" calcext:value-type="string">
            <text:p>Morellino di Scansano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7ftemzzj4cev6gh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Fattoria le Pupille</text:p>
          </table:table-cell>
          <table:table-cell office:value-type="float" office:value="53.74749" calcext:value-type="float">
            <text:p>53.747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30701.2019.b</text:p>
          </table:table-cell>
          <table:table-cell/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f1pne0qgmg647nd8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rpineto</text:p>
          </table:table-cell>
          <table:table-cell office:value-type="float" office:value="47.48815" calcext:value-type="float">
            <text:p>47.488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7547.2022.b</text:p>
          </table:table-cell>
          <table:table-cell/>
          <table:table-cell office:value-type="string" calcext:value-type="string">
            <text:p>Rosso di Montepulcian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fpfayk63vrxb97dr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Carpineto</text:p>
          </table:table-cell>
          <table:table-cell office:value-type="float" office:value="40.422733" calcext:value-type="float">
            <text:p>40.422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273.2022.b</text:p>
          </table:table-cell>
          <table:table-cell/>
          <table:table-cell office:value-type="string" calcext:value-type="string">
            <text:p>Rosso di Montalcin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q1qgg9arrtwrhp01h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rpineto</text:p>
          </table:table-cell>
          <table:table-cell office:value-type="float" office:value="41.3002" calcext:value-type="float">
            <text:p>41.30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9319.2018.b</text:p>
          </table:table-cell>
          <table:table-cell/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dvgnwcf85p8x82p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Canneto</text:p>
          </table:table-cell>
          <table:table-cell office:value-type="float" office:value="46.60723" calcext:value-type="float">
            <text:p>46.607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1280.2016.b</text:p>
          </table:table-cell>
          <table:table-cell/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n1r5kzsac7gd5qjq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Canneto</text:p>
          </table:table-cell>
          <table:table-cell office:value-type="float" office:value="47.204567" calcext:value-type="float">
            <text:p>47.204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318.2022.b</text:p>
          </table:table-cell>
          <table:table-cell/>
          <table:table-cell office:value-type="string" calcext:value-type="string">
            <text:p>Rosso di Montepulcian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90" calcext:value-type="float">
            <text:p>69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njc3zp8cd454jpd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Canneto</text:p>
          </table:table-cell>
          <table:table-cell office:value-type="float" office:value="40.139153" calcext:value-type="float">
            <text:p>40.1391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281.2020.b</text:p>
          </table:table-cell>
          <table:table-cell/>
          <table:table-cell office:value-type="string" calcext:value-type="string">
            <text:p>Il Muffato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n3k8pwsmwj026f96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l Muffato</text:p>
          </table:table-cell>
          <table:table-cell office:value-type="string" calcext:value-type="string">
            <text:p>Canneto</text:p>
          </table:table-cell>
          <table:table-cell office:value-type="float" office:value="45.12632" calcext:value-type="float">
            <text:p>45.126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515.2022.b</text:p>
          </table:table-cell>
          <table:table-cell/>
          <table:table-cell office:value-type="string" calcext:value-type="string">
            <text:p>Calamus</text:p>
          </table:table-cell>
          <table:table-cell office:value-type="string" calcext:value-type="string">
            <text:p>Can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nqtn5zpjrznzt3z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mus</text:p>
          </table:table-cell>
          <table:table-cell office:value-type="string" calcext:value-type="string">
            <text:p>Canneto</text:p>
          </table:table-cell>
          <table:table-cell office:value-type="float" office:value="40.155678" calcext:value-type="float">
            <text:p>40.1556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5327.2023.b</text:p>
          </table:table-cell>
          <table:table-cell/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ykavgqfmt3gs73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 office:value-type="float" office:value="30.273737" calcext:value-type="float">
            <text:p>30.273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447.0.b</text:p>
          </table:table-cell>
          <table:table-cell/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dxc0p1jdjxywpra6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 office:value-type="float" office:value="42.317795" calcext:value-type="float">
            <text:p>42.3177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480.2020.b</text:p>
          </table:table-cell>
          <table:table-cell/>
          <table:table-cell office:value-type="string" calcext:value-type="string">
            <text:p>Vino Nobile di Montepulciano</text:p>
          </table:table-cell>
          <table:table-cell office:value-type="string" calcext:value-type="string">
            <text:p>Bind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ey8yjqvqxfxxdzv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indella - Tenuta Vallocaia</text:p>
          </table:table-cell>
          <table:table-cell office:value-type="float" office:value="39.41588" calcext:value-type="float">
            <text:p>39.415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868.0.b</text:p>
          </table:table-cell>
          <table:table-cell/>
          <table:table-cell office:value-type="string" calcext:value-type="string">
            <text:p>Extra brut</text:p>
          </table:table-cell>
          <table:table-cell office:value-type="string" calcext:value-type="string">
            <text:p>Carlo Zad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6hv4nvs2ggzpkpk0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San Carlo</text:p>
          </table:table-cell>
          <table:table-cell office:value-type="float" office:value="20.579805" calcext:value-type="float">
            <text:p>20.5798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77496.0.b</text:p>
          </table:table-cell>
          <table:table-cell/>
          <table:table-cell office:value-type="string" calcext:value-type="string">
            <text:p>Liberty Brut</text:p>
          </table:table-cell>
          <table:table-cell office:value-type="string" calcext:value-type="string">
            <text:p>Carlo Zad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fzxr1bq2rejpsr6v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lombrosa Brut</text:p>
          </table:table-cell>
          <table:table-cell office:value-type="string" calcext:value-type="string">
            <text:p>Tamborini Carlo</text:p>
          </table:table-cell>
          <table:table-cell office:value-type="float" office:value="19.45999" calcext:value-type="float">
            <text:p>19.459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704.2021.b</text:p>
          </table:table-cell>
          <table:table-cell/>
          <table:table-cell office:value-type="string" calcext:value-type="string">
            <text:p>Chardonnay Farnito</text:p>
          </table:table-cell>
          <table:table-cell office:value-type="string" calcext:value-type="string">
            <text:p>Carpin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955" calcext:value-type="float">
            <text:p>9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q1jsx6gybd6mzf8kt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rnito Chardonnay Toscana</text:p>
          </table:table-cell>
          <table:table-cell office:value-type="string" calcext:value-type="string">
            <text:p>Carpineto</text:p>
          </table:table-cell>
          <table:table-cell office:value-type="float" office:value="37.83918" calcext:value-type="float">
            <text:p>37.839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35.2020.b</text:p>
          </table:table-cell>
          <table:table-cell/>
          <table:table-cell office:value-type="string" calcext:value-type="string">
            <text:p>Chianti Rùfina Riserva Vigneto Bucerchiale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0" calcext:value-type="float">
            <text:p>17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ymenneav6e00x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 Riserva Vigneto Bucerchiale</text:p>
          </table:table-cell>
          <table:table-cell office:value-type="string" calcext:value-type="string">
            <text:p>Selvapiana</text:p>
          </table:table-cell>
          <table:table-cell office:value-type="float" office:value="57.971592" calcext:value-type="float">
            <text:p>57.9715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63.2022.b</text:p>
          </table:table-cell>
          <table:table-cell/>
          <table:table-cell office:value-type="string" calcext:value-type="string">
            <text:p>Chianti Rùfina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aycfywrvtjqgaq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ufina</text:p>
          </table:table-cell>
          <table:table-cell office:value-type="string" calcext:value-type="string">
            <text:p>Selvapiana</text:p>
          </table:table-cell>
          <table:table-cell office:value-type="float" office:value="46.036446" calcext:value-type="float">
            <text:p>46.036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937.2020.b</text:p>
          </table:table-cell>
          <table:table-cell/>
          <table:table-cell office:value-type="string" calcext:value-type="string">
            <text:p>Fornace</text:p>
          </table:table-cell>
          <table:table-cell office:value-type="string" calcext:value-type="string">
            <text:p>Fattoria Selvapi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4ygvf4hn9d6pcc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Fornace</text:p>
          </table:table-cell>
          <table:table-cell office:value-type="string" calcext:value-type="string">
            <text:p>Selvapiana</text:p>
          </table:table-cell>
          <table:table-cell office:value-type="float" office:value="38.72507" calcext:value-type="float">
            <text:p>38.72507</text:p>
          </table:table-cell>
        </table:table-row>
        <table:table-row table:style-name="ro2">
          <table:table-cell table:style-name="ce2"/>
          <table:table-cell office:value-type="string" calcext:value-type="string">
            <text:p>v.91376.2021.b</text:p>
          </table:table-cell>
          <table:table-cell/>
          <table:table-cell office:value-type="string" calcext:value-type="string">
            <text:p>Chianti Riserva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gw8ksr0bcyfjbf5d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</text:p>
          </table:table-cell>
          <table:table-cell office:value-type="string" calcext:value-type="string">
            <text:p>La Leccia</text:p>
          </table:table-cell>
          <table:table-cell office:value-type="float" office:value="35.023613" calcext:value-type="float">
            <text:p>35.023613</text:p>
          </table:table-cell>
        </table:table-row>
        <table:table-row table:style-name="ro2">
          <table:table-cell table:style-name="ce2"/>
          <table:table-cell office:value-type="string" calcext:value-type="string">
            <text:p>v.91374.2022.b</text:p>
          </table:table-cell>
          <table:table-cell/>
          <table:table-cell office:value-type="string" calcext:value-type="string">
            <text:p>Chianti Superiore</text:p>
          </table:table-cell>
          <table:table-cell office:value-type="string" calcext:value-type="string">
            <text:p>La Lec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es8ds78ezjzq1we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ea Domini Chianti Superiore</text:p>
          </table:table-cell>
          <table:table-cell office:value-type="string" calcext:value-type="string">
            <text:p>La Leccia</text:p>
          </table:table-cell>
          <table:table-cell office:value-type="float" office:value="37.027206" calcext:value-type="float">
            <text:p>37.027206</text:p>
          </table:table-cell>
        </table:table-row>
        <table:table-row table:style-name="ro2">
          <table:table-cell table:style-name="ce2"/>
          <table:table-cell office:value-type="string" calcext:value-type="string">
            <text:p>v.9803.0.b</text:p>
          </table:table-cell>
          <table:table-cell/>
          <table:table-cell office:value-type="string" calcext:value-type="string">
            <text:p>Franciacorta Cuvée n. 7 Brut</text:p>
          </table:table-cell>
          <table:table-cell office:value-type="string" calcext:value-type="string">
            <text:p>Lo Sparvi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tj7pbg5xvc8sdmxm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No. 7</text:p>
          </table:table-cell>
          <table:table-cell office:value-type="string" calcext:value-type="string">
            <text:p>Lo Sparviere</text:p>
          </table:table-cell>
          <table:table-cell office:value-type="float" office:value="45.816612" calcext:value-type="float">
            <text:p>45.816612</text:p>
          </table:table-cell>
        </table:table-row>
        <table:table-row table:style-name="ro2">
          <table:table-cell table:style-name="ce2"/>
          <table:table-cell office:value-type="string" calcext:value-type="string">
            <text:p>v.95516.2023.b</text:p>
          </table:table-cell>
          <table:table-cell/>
          <table:table-cell office:value-type="string" calcext:value-type="string">
            <text:p>Langhe Nascetta</text:p>
          </table:table-cell>
          <table:table-cell office:value-type="string" calcext:value-type="string">
            <text:p>Michele Reverdi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6dv9g5gxrdbgxq0pz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Nascetta</text:p>
          </table:table-cell>
          <table:table-cell office:value-type="string" calcext:value-type="string">
            <text:p>Reverdito</text:p>
          </table:table-cell>
          <table:table-cell office:value-type="float" office:value="46.501823" calcext:value-type="float">
            <text:p>46.501823</text:p>
          </table:table-cell>
        </table:table-row>
        <table:table-row table:style-name="ro2">
          <table:table-cell table:style-name="ce2"/>
          <table:table-cell office:value-type="string" calcext:value-type="string">
            <text:p>v.9394.2022.b</text:p>
          </table:table-cell>
          <table:table-cell/>
          <table:table-cell office:value-type="string" calcext:value-type="string">
            <text:p>Dalleo</text:p>
          </table:table-cell>
          <table:table-cell office:value-type="string" calcext:value-type="string">
            <text:p>Michel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k4x86xh2qkcncca1z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lleo Bolgheri Rosso</text:p>
          </table:table-cell>
          <table:table-cell office:value-type="string" calcext:value-type="string">
            <text:p>Micheletti</text:p>
          </table:table-cell>
          <table:table-cell office:value-type="float" office:value="38.42048" calcext:value-type="float">
            <text:p>38.42048</text:p>
          </table:table-cell>
        </table:table-row>
        <table:table-row table:style-name="ro4">
          <table:table-cell table:style-name="ce2"/>
          <table:table-cell office:value-type="string" calcext:value-type="string">
            <text:p>v.70469.2021.b</text:p>
          </table:table-cell>
          <table:table-cell/>
          <table:table-cell office:value-type="string" calcext:value-type="string">
            <text:p>Orvieto Classico Superiore Vendemmia Tardiva</text:p>
          </table:table-cell>
          <table:table-cell office:value-type="string" calcext:value-type="string">
            <text:p>Palazz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gbbq64tqdh7mp7fs7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ndemmia Tardiva Classico Superiore</text:p>
          </table:table-cell>
          <table:table-cell office:value-type="string" calcext:value-type="string">
            <text:p>Palazzone</text:p>
          </table:table-cell>
          <table:table-cell office:value-type="float" office:value="48.0335" calcext:value-type="float">
            <text:p>48.0335</text:p>
          </table:table-cell>
        </table:table-row>
        <table:table-row table:style-name="ro2">
          <table:table-cell table:style-name="ce2"/>
          <table:table-cell office:value-type="string" calcext:value-type="string">
            <text:p>v.68712.2022.b</text:p>
          </table:table-cell>
          <table:table-cell/>
          <table:table-cell office:value-type="string" calcext:value-type="string">
            <text:p>Chianti Classi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50" calcext:value-type="float">
            <text:p>10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294304" calcext:value-type="float">
            <text:p>40.294304</text:p>
          </table:table-cell>
        </table:table-row>
        <table:table-row table:style-name="ro2">
          <table:table-cell table:style-name="ce2"/>
          <table:table-cell office:value-type="string" calcext:value-type="string">
            <text:p>v.3149.2023.b</text:p>
          </table:table-cell>
          <table:table-cell/>
          <table:table-cell office:value-type="string" calcext:value-type="string">
            <text:p>Cassiope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czcdyxtfwtktsc5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olgheri Cassiopea</text:p>
          </table:table-cell>
          <table:table-cell office:value-type="string" calcext:value-type="string">
            <text:p>Poggio Al Tesoro</text:p>
          </table:table-cell>
          <table:table-cell office:value-type="float" office:value="45.602684" calcext:value-type="float">
            <text:p>45.602684</text:p>
          </table:table-cell>
        </table:table-row>
        <table:table-row table:style-name="ro2">
          <table:table-cell table:style-name="ce2"/>
          <table:table-cell office:value-type="string" calcext:value-type="string">
            <text:p>v.3150.2022.b</text:p>
          </table:table-cell>
          <table:table-cell/>
          <table:table-cell office:value-type="string" calcext:value-type="string">
            <text:p>Mediterr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6vb92tyn7h1yhk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Mediterra</text:p>
          </table:table-cell>
          <table:table-cell office:value-type="string" calcext:value-type="string">
            <text:p>Poggio Al Tesoro</text:p>
          </table:table-cell>
          <table:table-cell office:value-type="float" office:value="46.719402" calcext:value-type="float">
            <text:p>46.719402</text:p>
          </table:table-cell>
        </table:table-row>
        <table:table-row table:style-name="ro2">
          <table:table-cell table:style-name="ce2"/>
          <table:table-cell office:value-type="string" calcext:value-type="string">
            <text:p>v.14577.2016.b</text:p>
          </table:table-cell>
          <table:table-cell/>
          <table:table-cell office:value-type="string" calcext:value-type="string">
            <text:p>Passerina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r898b4b52mr6sj6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ria Calieri Negroamaro</text:p>
          </table:table-cell>
          <table:table-cell office:value-type="string" calcext:value-type="string">
            <text:p>Santa Barbara</text:p>
          </table:table-cell>
          <table:table-cell office:value-type="float" office:value="34.901306" calcext:value-type="float">
            <text:p>34.901306</text:p>
          </table:table-cell>
        </table:table-row>
        <table:table-row table:style-name="ro3">
          <table:table-cell table:style-name="ce2"/>
          <table:table-cell office:value-type="string" calcext:value-type="string">
            <text:p>v.7563.2023.b</text:p>
          </table:table-cell>
          <table:table-cell/>
          <table:table-cell office:value-type="string" calcext:value-type="string">
            <text:p>Verdicchio dei Castelli di Jesi Classico Stè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00" calcext:value-type="float">
            <text:p>190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rtmt19jn6qy74mm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è Verdicchio dei Castelli di Jesi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45.019646" calcext:value-type="float">
            <text:p>45.019646</text:p>
          </table:table-cell>
        </table:table-row>
        <table:table-row table:style-name="ro2">
          <table:table-cell table:style-name="ce2"/>
          <table:table-cell office:value-type="string" calcext:value-type="string">
            <text:p>v.3627.2022.b</text:p>
          </table:table-cell>
          <table:table-cell/>
          <table:table-cell office:value-type="string" calcext:value-type="string">
            <text:p>Blanc di Simon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68e54tnsqw760cv4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Blanc di Simon Bio</text:p>
          </table:table-cell>
          <table:table-cell office:value-type="string" calcext:value-type="string">
            <text:p>Simon di Brazzan</text:p>
          </table:table-cell>
          <table:table-cell office:value-type="float" office:value="49.721153" calcext:value-type="float">
            <text:p>49.721153</text:p>
          </table:table-cell>
        </table:table-row>
        <table:table-row table:style-name="ro2">
          <table:table-cell table:style-name="ce2"/>
          <table:table-cell office:value-type="string" calcext:value-type="string">
            <text:p>v.69587.2023.b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5td5ha50r52hdmt83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St Pauli</text:p>
          </table:table-cell>
          <table:table-cell office:value-type="float" office:value="23.740671" calcext:value-type="float">
            <text:p>23.740671</text:p>
          </table:table-cell>
        </table:table-row>
        <table:table-row table:style-name="ro2">
          <table:table-cell table:style-name="ce2"/>
          <table:table-cell office:value-type="string" calcext:value-type="string">
            <text:p>v.69586.2023.b</text:p>
          </table:table-cell>
          <table:table-cell/>
          <table:table-cell office:value-type="string" calcext:value-type="string">
            <text:p>Goldmuskateller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f2tnkzkq76264xc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</text:p>
          </table:table-cell>
          <table:table-cell office:value-type="string" calcext:value-type="string">
            <text:p>Kellerei St. Pauls</text:p>
          </table:table-cell>
          <table:table-cell office:value-type="float" office:value="30.566193" calcext:value-type="float">
            <text:p>30.566193</text:p>
          </table:table-cell>
        </table:table-row>
        <table:table-row table:style-name="ro2">
          <table:table-cell table:style-name="ce2"/>
          <table:table-cell office:value-type="string" calcext:value-type="string">
            <text:p>v.69588.2022.b</text:p>
          </table:table-cell>
          <table:table-cell/>
          <table:table-cell office:value-type="string" calcext:value-type="string">
            <text:p>Lagrei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jvbj33rw9wwkje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Kellerei St. Pauls</text:p>
          </table:table-cell>
          <table:table-cell office:value-type="float" office:value="28.382889" calcext:value-type="float">
            <text:p>28.382889</text:p>
          </table:table-cell>
        </table:table-row>
        <table:table-row table:style-name="ro2">
          <table:table-cell table:style-name="ce2"/>
          <table:table-cell office:value-type="string" calcext:value-type="string">
            <text:p>v.69584.2023.b</text:p>
          </table:table-cell>
          <table:table-cell/>
          <table:table-cell office:value-type="string" calcext:value-type="string">
            <text:p>Pinot grigio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bmrcgej96rk00yk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Kellerei St. Pauls</text:p>
          </table:table-cell>
          <table:table-cell office:value-type="float" office:value="27.411045" calcext:value-type="float">
            <text:p>27.411045</text:p>
          </table:table-cell>
        </table:table-row>
        <table:table-row table:style-name="ro2">
          <table:table-cell table:style-name="ce2"/>
          <table:table-cell office:value-type="string" calcext:value-type="string">
            <text:p>v.69585.2023.b</text:p>
          </table:table-cell>
          <table:table-cell/>
          <table:table-cell office:value-type="string" calcext:value-type="string">
            <text:p>Pinot nero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50wtckpvqqq4dh20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</text:p>
          </table:table-cell>
          <table:table-cell office:value-type="string" calcext:value-type="string">
            <text:p>St Pauli</text:p>
          </table:table-cell>
          <table:table-cell office:value-type="float" office:value="22.819159" calcext:value-type="float">
            <text:p>22.819159</text:p>
          </table:table-cell>
        </table:table-row>
        <table:table-row table:style-name="ro2">
          <table:table-cell table:style-name="ce2"/>
          <table:table-cell office:value-type="string" calcext:value-type="string">
            <text:p>v.70131.2023.b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kytmk9dnnyjn2803fa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t Pauli</text:p>
          </table:table-cell>
          <table:table-cell office:value-type="float" office:value="22.581501" calcext:value-type="float">
            <text:p>22.581501</text:p>
          </table:table-cell>
        </table:table-row>
        <table:table-row table:style-name="ro2">
          <table:table-cell table:style-name="ce2"/>
          <table:table-cell office:value-type="string" calcext:value-type="string">
            <text:p>v.82628.2022.b</text:p>
          </table:table-cell>
          <table:table-cell/>
          <table:table-cell office:value-type="string" calcext:value-type="string">
            <text:p>Pinot Nero Violis</text:p>
          </table:table-cell>
          <table:table-cell office:value-type="string" calcext:value-type="string">
            <text:p>Sto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00" calcext:value-type="float">
            <text:p>2300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nmjz5xwkg4gxhj7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Stocco</text:p>
          </table:table-cell>
          <table:table-cell office:value-type="float" office:value="35.123657" calcext:value-type="float">
            <text:p>35.123657</text:p>
          </table:table-cell>
        </table:table-row>
        <table:table-row table:style-name="ro3">
          <table:table-cell table:style-name="ce2"/>
          <table:table-cell office:value-type="string" calcext:value-type="string">
            <text:p>v.79009.2022.b</text:p>
          </table:table-cell>
          <table:table-cell/>
          <table:table-cell office:value-type="string" calcext:value-type="string">
            <text:p>Vernaccia di San Gimignano Tollena</text:p>
          </table:table-cell>
          <table:table-cell office:value-type="string" calcext:value-type="string">
            <text:p>Tol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wv6cne5jeph61y7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naccia di San Gimignano</text:p>
          </table:table-cell>
          <table:table-cell office:value-type="string" calcext:value-type="string">
            <text:p>Tollena</text:p>
          </table:table-cell>
          <table:table-cell office:value-type="float" office:value="51.172356" calcext:value-type="float">
            <text:p>51.172356</text:p>
          </table:table-cell>
        </table:table-row>
        <table:table-row table:style-name="ro2">
          <table:table-cell table:style-name="ce2"/>
          <table:table-cell office:value-type="string" calcext:value-type="string">
            <text:p>v.64316.2023.b</text:p>
          </table:table-cell>
          <table:table-cell/>
          <table:table-cell office:value-type="string" calcext:value-type="string">
            <text:p>Prosecco Rosé Millesimato Brut</text:p>
          </table:table-cell>
          <table:table-cell office:value-type="string" calcext:value-type="string">
            <text:p>Torre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d1wt3cmapd9c43hq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Rosé</text:p>
          </table:table-cell>
          <table:table-cell office:value-type="string" calcext:value-type="string">
            <text:p>Torresella</text:p>
          </table:table-cell>
          <table:table-cell office:value-type="float" office:value="37.098385" calcext:value-type="float">
            <text:p>37.098385</text:p>
          </table:table-cell>
        </table:table-row>
        <table:table-row table:style-name="ro2">
          <table:table-cell table:style-name="ce2"/>
          <table:table-cell office:value-type="string" calcext:value-type="string">
            <text:p>v.96740.0.b</text:p>
          </table:table-cell>
          <table:table-cell/>
          <table:table-cell office:value-type="string" calcext:value-type="string">
            <text:p>Quinta Nota Brut</text:p>
          </table:table-cell>
          <table:table-cell office:value-type="string" calcext:value-type="string">
            <text:p>Varasch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31xw889pywhc74qj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Quinta Nota Prosecco Treviso Brut</text:p>
          </table:table-cell>
          <table:table-cell office:value-type="string" calcext:value-type="string">
            <text:p>Varaschin</text:p>
          </table:table-cell>
          <table:table-cell office:value-type="float" office:value="42.08814" calcext:value-type="float">
            <text:p>42.08814</text:p>
          </table:table-cell>
        </table:table-row>
      </table:table>
      <table:table table:name="Manual (DO NOT TOUCH)" table:style-name="ta1">
        <table:table-column table:style-name="co1" table:number-columns-repeated="15" table:default-cell-style-name="Default"/>
        <table:table-row table:style-name="ro5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vis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06:59:09.826703506</dc:date>
    <meta:editing-duration>PT5S</meta:editing-duration>
    <meta:editing-cycles>1</meta:editing-cycles>
    <meta:document-statistic meta:table-count="2" meta:cell-count="882" meta:object-count="0"/>
    <meta:generator>LibreOffice/7.3.7.2$Linux_X86_64 LibreOffice_project/30$Build-2</meta:generator>
  </office:meta>
</office:document-meta>
</file>